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margin-top="0.423cm" fo:margin-bottom="0cm" fo:text-align="justify" style:justify-single-word="false"/>
    </style:style>
    <style:style style:name="P5" style:family="paragraph" style:parent-style-name="Standard">
      <style:paragraph-properties fo:margin-top="0.423cm" fo:margin-bottom="0cm" fo:text-align="justify" style:justify-single-word="false"/>
      <style:text-properties fo:font-size="12pt" style:text-underline-style="solid" style:text-underline-width="auto" style:text-underline-color="font-color" fo:font-weight="bold" style:font-size-asian="12pt" style:font-weight-asian="bold"/>
    </style:style>
    <style:style style:name="P6" style:family="paragraph" style:parent-style-name="Standard">
      <style:paragraph-properties fo:margin-top="0.423cm" fo:margin-bottom="0cm" fo:text-align="justify" style:justify-single-word="false"/>
      <style:text-properties fo:font-size="12pt" fo:font-weight="bold" style:font-size-asian="12pt" style:font-weight-asian="bold"/>
    </style:style>
    <style:style style:name="P7" style:family="paragraph" style:parent-style-name="List_20_Paragraph">
      <style:paragraph-properties fo:margin-top="0.423cm" fo:margin-bottom="0cm" fo:text-align="justify" style:justify-single-word="false"/>
    </style:style>
    <style:style style:name="P8" style:family="paragraph" style:parent-style-name="Standard">
      <style:paragraph-properties fo:margin-top="0.635cm" fo:margin-bottom="0.353cm" fo:text-align="justify" style:justify-single-word="false"/>
      <style:text-properties fo:font-size="12pt" style:font-size-asian="12pt"/>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list-style-name="WWNum2">
      <style:paragraph-properties fo:text-align="justify" style:justify-single-word="false"/>
    </style:style>
    <style:style style:name="P12" style:family="paragraph" style:parent-style-name="List_20_Paragraph" style:list-style-name="WWNum4">
      <style:paragraph-properties fo:margin-top="0.423cm" fo:margin-bottom="0.247cm" fo:text-align="justify" style:justify-single-word="false"/>
    </style:style>
    <style:style style:name="P13" style:family="paragraph" style:parent-style-name="List_20_Paragraph" style:list-style-name="WWNum4">
      <style:paragraph-properties fo:margin-left="2.529cm" fo:margin-right="0cm" fo:margin-top="0.423cm" fo:margin-bottom="0cm" fo:text-align="justify" style:justify-single-word="false" fo:text-indent="-0.63cm" style:auto-text-indent="false"/>
    </style:style>
    <style:style style:name="P14" style:family="paragraph" style:parent-style-name="List_20_Paragraph" style:list-style-name="WWNum2">
      <style:paragraph-properties fo:margin-top="0.423cm" fo:margin-bottom="0cm" fo:text-align="justify" style:justify-single-word="false"/>
    </style:style>
    <style:style style:name="P15" style:family="paragraph" style:parent-style-name="List_20_Paragraph" style:list-style-name="L1">
      <style:paragraph-properties fo:margin-top="0.423cm" fo:margin-bottom="0cm" fo:text-align="justify" style:justify-single-word="false"/>
    </style:style>
    <style:style style:name="P16" style:family="paragraph" style:parent-style-name="List_20_Paragraph" style:list-style-name="L2">
      <style:paragraph-properties fo:margin-top="0.423cm" fo:margin-bottom="0cm" fo:text-align="justify" style:justify-single-word="false"/>
    </style:style>
    <style:style style:name="P17" style:family="paragraph" style:parent-style-name="List_20_Paragraph" style:list-style-name="WWNum10">
      <style:paragraph-properties fo:margin-top="0.423cm" fo:margin-bottom="0cm" fo:text-align="justify" style:justify-single-word="false"/>
    </style:style>
    <style:style style:name="P18" style:family="paragraph" style:parent-style-name="List_20_Paragraph" style:list-style-name="L1">
      <style:paragraph-properties fo:margin-top="0.423cm" fo:margin-bottom="0cm" fo:text-align="justify" style:justify-single-word="false"/>
      <style:text-properties fo:font-size="12pt" style:font-size-asian="12pt"/>
    </style:style>
    <style:style style:name="P19" style:family="paragraph" style:parent-style-name="List_20_Paragraph" style:list-style-name="L2">
      <style:paragraph-properties fo:margin-top="0.423cm" fo:margin-bottom="0cm" fo:text-align="justify" style:justify-single-word="false"/>
      <style:text-properties fo:font-size="12pt" style:font-size-asian="12pt"/>
    </style:style>
    <style:style style:name="T1" style:family="text">
      <style:text-properties fo:font-size="14pt" style:font-size-asian="14pt"/>
    </style:style>
    <style:style style:name="T2" style:family="text">
      <style:text-properties fo:font-size="14pt" style:text-underline-style="solid" style:text-underline-width="auto" style:text-underline-color="font-color" style:font-size-asian="14pt"/>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fo:font-size="12pt" style:text-underline-style="solid" style:text-underline-width="auto" style:text-underline-color="font-color" style:font-size-asian="12pt"/>
    </style:style>
    <style:style style:name="T6" style:family="text">
      <style:text-properties fo:font-size="12pt" style:text-underline-style="solid" style:text-underline-width="auto" style:text-underline-color="font-color" fo:font-weight="bold" style:font-size-asian="12pt" style:font-weight-asian="bold"/>
    </style:style>
    <style:style style:name="T7" style:family="text">
      <style:text-properties fo:font-size="12pt" fo:language="en" fo:country="US" style:font-size-asian="12pt"/>
    </style:style>
    <style:style style:name="T8" style:family="text">
      <style:text-properties fo:font-size="12pt" fo:language="en" fo:country="US" fo:font-weight="bold" style:font-size-asian="12pt" style:font-weight-asian="bold"/>
    </style:style>
    <style:style style:name="T9" style:family="text">
      <style:text-properties fo:font-size="12pt" fo:language="en" fo:country="US" style:text-underline-style="solid" style:text-underline-width="auto" style:text-underline-color="font-color" style:font-size-asian="12pt"/>
    </style:style>
    <style:style style:name="T10" style:family="text">
      <style:text-properties fo:font-size="12pt" fo:language="en" fo:country="US" fo:font-style="italic" style:font-size-asian="12pt" style:font-style-asian="italic"/>
    </style:style>
    <style:style style:name="T11" style:family="text">
      <style:text-properties fo:font-size="12pt" fo:language="en" fo:country="US" fo:font-weight="normal" style:font-size-asian="12pt" style:font-weight-asian="normal" style:font-weight-complex="normal"/>
    </style:style>
    <style:style style:name="T12" style:family="text">
      <style:text-properties fo:font-size="12pt" fo:font-style="italic" style:font-size-asian="12pt" style:font-style-asian="italic"/>
    </style:style>
    <style:style style:name="T13" style:family="text">
      <style:text-properties fo:font-size="12pt" fo:font-style="italic" fo:font-weight="bold" style:font-size-asian="12pt" style:font-style-asian="italic" style:font-weight-asian="bold"/>
    </style:style>
    <style:style style:name="T14" style:family="text">
      <style:text-properties fo:font-size="12pt" fo:language="el" fo:country="GR" fo:font-weight="normal" style:font-size-asian="12pt" style:font-weight-asian="normal" style:font-weight-complex="normal"/>
    </style:style>
    <style:style style:name="T15" style:family="text">
      <style:text-properties style:text-position="super 58%" fo:font-size="12pt"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ΤΕΚΜΗΡΙΩΣΗ </text:span><text:span text:style-name="T2">ΤΟΥ ΥΛΙΚΟΥ</text:span><text:span text:style-name="T1"> ΤΟΥ ΕΡΓΟΥ «ΔΙΑΓΩΝΙΣΜΟΣ ΑΝΑΚΥΚΛΩΣΗΣ».</text:span></text:p>
      <text:p text:style-name="P8">Το παρόν αρχείο αποτελείται από τα εξής:</text:p>
      <text:list xml:id="list6903488113911074094" text:style-name="WWNum1">
        <text:list-item>
          <text:p text:style-name="P10"><text:span text:style-name="T4">ΕΝΟΤΗΤΑ 1</text:span><text:span text:style-name="T3">: Αναφορά των υλικών που χρησιμοποιήθηκαν στο έργο μας και του ρόλου καθενός από αυτά.</text:span></text:p>
        </text:list-item>
        <text:list-item>
          <text:p text:style-name="P10"><text:span text:style-name="T4">ΕΝΟΤΗΤΑ 2</text:span><text:span text:style-name="T3">: Ανάλυση σημαντικών προϋποθέσεων – περιορισμών που έπρεπε να τηρηθούν ώστε το έργο να λειτουργήσει ορθά καθώς επίσης και του τρόπου με τον οποίο χρησιμοποιήθηκε κάθε υλικό ώστε να πληρούνται οι παραπάνω περιορισμοί.</text:span></text:p>
        </text:list-item>
      </text:list>
      <text:p text:style-name="P3"/>
      <text:p text:style-name="P2"><text:span text:style-name="T6">ΕΝΟΤΗΤΑ 1</text:span><text:span text:style-name="T5">:</text:span></text:p>
      <text:p text:style-name="P2"><text:span text:style-name="T3">Τα </text:span><text:span text:style-name="T4">υλικά</text:span><text:span text:style-name="T3"> τα οποία χρησιμοποιήσαμε στο έργο μας και ο </text:span><text:span text:style-name="T4">ρόλος</text:span><text:span text:style-name="T3"> τους:</text:span></text:p>
      <text:list xml:id="list4256981764392680145" text:style-name="WWNum2">
        <text:list-item>
          <text:p text:style-name="P11"><text:span text:style-name="T3">Τρία (3) </text:span><text:span text:style-name="T7">robots</text:span><text:span text:style-name="T3"> </text:span><text:span text:style-name="T7">Edison</text:span><text:span text:style-name="T3"> </text:span><text:span text:style-name="T7">v</text:span><text:span text:style-name="T3">2.0 και δώδεκα (12) μπαταρίες τύπου ΑΑΑ για την τροφοδοσία των 3 </text:span><text:span text:style-name="T7">robots</text:span><text:span text:style-name="T3"> (κάθε </text:span><text:span text:style-name="T7">robot</text:span><text:span text:style-name="T3"> </text:span><text:span text:style-name="T7">Edison</text:span><text:span text:style-name="T3"> απαιτεί 4 μπαταρίες) (εικόνα «</text:span><text:span text:style-name="T4">Φ1</text:span><text:span text:style-name="T3">» του φακέλου ‘hardware design’). Ειδικότερα, για τον ρόλο καθενός από τα </text:span><text:span text:style-name="T7">robot</text:span><text:span text:style-name="T3"> </text:span><text:span text:style-name="T7">Edison</text:span><text:span text:style-name="T3">: Το ένα (1) θα είναι ο διοργανωτής και τα υπόλοιπα δύο (2) θα είναι οι μετρητές κάδων. </text:span><text:span text:style-name="T5">Σχετικά με τον ρόλο των μετρητών κάδων</text:span><text:span text:style-name="T3">: Κάθε </text:span><text:span text:style-name="T7">Edison</text:span><text:span text:style-name="T3">_μετρητής πρέπει να καταμετρά το πλήθος των ανακυκλώσιμων υλικών που έχουν τοποθετηθεί στον δικό του κάδο και όταν το πλήθος αυτό φτάσει τα 5 υλικά, τότε, πρέπει ο συγκεκριμένος </text:span><text:span text:style-name="T7">Edison</text:span><text:span text:style-name="T3">_μετρητής να ειδοποιήσει τον διοργανωτή του διαγωνισμού. Το σχολείο του οποίου ο μετρητής θα στείλει πρώτος ειδοποίηση στον διοργανωτή, είναι το σχολείο – νικητής. </text:span><text:span text:style-name="T5">Σχετικά με τον ρόλο του διοργανωτή</text:span><text:span text:style-name="T3">: Σκοπός του </text:span><text:span text:style-name="T7">Edison</text:span><text:span text:style-name="T3">_διοργανωτή είναι να περιμένει ειδοποίηση από τους </text:span><text:span text:style-name="T7">Edison</text:span><text:span text:style-name="T3">_μετρητές. Με την 1</text:span><text:span text:style-name="T15">η</text:span><text:span text:style-name="T3"> ειδοποίηση που θα λάβει, θα πρέπει να ελέγξει από ποιόν </text:span><text:span text:style-name="T7">Edison</text:span><text:span text:style-name="T3">_μετρητή προήλθε η ειδοποίηση και έπειτα να κινηθεί στον δρόμο ο οποίος καταλήγει στο σχολείο στο οποίο ανήκει ο </text:span><text:span text:style-name="T7">Edison</text:span><text:span text:style-name="T3">_μετρητής που έστειλε την 1</text:span><text:span text:style-name="T15">η</text:span><text:span text:style-name="T3"> ειδοποίηση. Τέλος, ο </text:span><text:span text:style-name="T7">Edison</text:span><text:span text:style-name="T3">_διοργανωτής, πρέπει, αφού φτάσει μπροστά στο σχολείο νικητή, να σταματήσει και να το βραβεύσει (αναπαράγοντας μια μελωδία).</text:span></text:p>
        </text:list-item>
        <text:list-item>
          <text:p text:style-name="P11"><text:span text:style-name="T3">Δύο (2) κουτιά τα οποία αντιπροσωπεύουν τα σχολεία της κωμόπολης στην οποία διοργανώνεται ο διαγωνισμός ανακύκλωσης. Ειδικότερα, χρησιμοποιήσαμε 2 κουτιά παπουτσιών σε καθένα από τα οποία κολλήσαμε σε μια πλευρά του μια ζωγραφιά η οποία απεικονίζει την πρόσοψη ενός σχολείου. Ένα από τα 2 σχολεία φαίνεται στις εικόνες «</text:span><text:span text:style-name="T4">Φ2</text:span><text:span text:style-name="T3">» και «</text:span><text:span text:style-name="T4">Φ3</text:span><text:span text:style-name="T3">» του φακέλου ‘hardware design’.</text:span></text:p>
        </text:list-item>
        <text:list-item>
          <text:p text:style-name="P11"><text:span text:style-name="T3">Δύο (2) κουτάκια (εικόνα «</text:span><text:span text:style-name="T4">Φ4</text:span><text:span text:style-name="T3">» του φακέλου ‘hardware design’) τα οποία αντιπροσωπεύουν τους κάδους ανακύκλωσης των 2 σχολείων. Ειδικότερα, τα κουτάκια που χρησιμοποιήσαμε στο έργο μας, είναι κουτιά που περιείχαν μαρμελάδα και είναι πλαστικά και στρογγυλά (δεν υπάρχει κάποιος συγκεκριμένος περιορισμός στην επιλογή κουτιού ως κάδου ανακύκλωσης).</text:span></text:p>
        </text:list-item>
        <text:list-item>
          <text:p text:style-name="P11"><text:span text:style-name="T3">Βιβλία (εικόνα «</text:span><text:span text:style-name="T4">Φ5</text:span><text:span text:style-name="T3">» του φακέλου ‘hardware design’) τα οποία χρησιμεύουν ως πλατφόρμες/βάσεις επάνω στις οποίες θα βρίσκονται οι </text:span><text:span text:style-name="T7">Edison</text:span><text:span text:style-name="T3">_μετρητές των σχολείων [Κάθε σχολείο θα έχει το δικό του </text:span><text:span text:style-name="T7">Edison</text:span><text:span text:style-name="T3">_μετρητή, το δικό του κάδο ανακύκλωσης, και τη δική του πλατφόρμα/βάση επάνω στην οποία θα βρίσκεται ο </text:span><text:span text:style-name="T7">Edison</text:span><text:span text:style-name="T3">_μετρητής]. Η πλατφόρμα/βάση του </text:span><text:soft-page-break/><text:span text:style-name="T7">Edison</text:span><text:span text:style-name="T3">_μετρητή εξυπηρετεί στο να διατηρεί/στηρίζει τον </text:span><text:span text:style-name="T7">Edison</text:span><text:span text:style-name="T3">_μετρητή σε κατάλληλη θέση τέτοια ώστε να πληρούνται τα παρακάτω:</text:span></text:p>
        </text:list-item>
      </text:list>
      <text:list xml:id="list4018702669436476652" text:style-name="WWNum4">
        <text:list-item>
          <text:list>
            <text:list-item>
              <text:p text:style-name="P12"><text:span text:style-name="T3">Ο </text:span><text:span text:style-name="T7">Edison</text:span><text:span text:style-name="T3">_μετρητής να βρίσκεται κοντά στον κάδο ανακύκλωσης για να μπορεί να ανιχνεύσει τα αντικείμενα που θα τοποθετούνται σε αυτόν.</text:span></text:p>
            </text:list-item>
            <text:list-item>
              <text:p text:style-name="P13"><text:span text:style-name="T3">Το μπροστινό μέρος του </text:span><text:span text:style-name="T7">Edison</text:span><text:span text:style-name="T3">_μετρητή (το τμήμα του </text:span><text:span text:style-name="T7">Edison</text:span><text:span text:style-name="T3">_μετρητή στο οποίο βρίσκονται οι αισθητήρες ανίχνευσης αντικειμένων/εμποδίων) να είναι στραμμένο προς το άνοιγμα του κάδου ανακύκλωσης <text:s/>έτσι ώστε να μπορεί να ανιχνεύσει τα αντικείμενα που θα τοποθετούνται σε αυτόν.</text:span></text:p>
            </text:list-item>
          </text:list>
        </text:list-item>
      </text:list>
      <text:p text:style-name="P7"><text:span text:style-name="T3">Στο έργο μας, για την υλοποίηση κάθε πλατφόρμας/βάσης, χρησιμοποιήσαμε τόμους βιβλίων κατάλληλου πλήθους και πάχους ώστε να πληρούνται οι 2 συνθήκες που περιγράφονται παραπάνω. Στις εικόνες «</text:span><text:span text:style-name="T4">Φ6</text:span><text:span text:style-name="T3">» και «</text:span><text:span text:style-name="T4">Φ7</text:span><text:span text:style-name="T3">», του φακέλου ‘hardware design’, φαίνεται η σχετική θέση, δηλαδή ο τρόπος, με τον οποίο τοποθετήσαμε/συνδυάσαμε/χρησιμοποιήσαμε κάθε πλατφόρμα/βάση, κάθε κάδο ανακύκλωσης και κάθε </text:span><text:span text:style-name="T7">Edison</text:span><text:span text:style-name="T3">_μετρητή στο έργο μας.</text:span></text:p>
      <text:list xml:id="list38734357" text:continue-list="list4256981764392680145" text:style-name="WWNum2">
        <text:list-item>
          <text:p text:style-name="P14"><text:span text:style-name="T3">Ανοιχτόχρωμα χαρτάκια (εικόνες «</text:span><text:span text:style-name="T4">Φ8</text:span><text:span text:style-name="T3">» και «</text:span><text:span text:style-name="T4">Φ9</text:span><text:span text:style-name="T3">» του φακέλου ‘hardware design’) τα οποία αντιπροσωπεύουν τα ανακυκλώσιμα υλικά τα οποία θα τοποθετούνται στους κάδους ανακύκλωσης. Κάθε χαρτάκι που ρίχνεται σε έναν κάδο ανακύκλωσης, πρέπει να προσμετρείται ως 1 επιπλέον ανακυκλώσιμο υλικό στα ήδη προσμετρημένα από τον αντίστοιχο </text:span><text:span text:style-name="T7">Edison</text:span><text:span text:style-name="T3">_μετρητή του αντίστοιχου σχολείου.</text:span></text:p>
        </text:list-item>
        <text:list-item>
          <text:p text:style-name="P14"><text:span text:style-name="T3">Μονωτική ταινία μαύρου χρώματος (εικόνα «</text:span><text:span text:style-name="T4">Φ10</text:span><text:span text:style-name="T3">» του φακέλου ‘hardware design’) με την οποία σχεδιάσαμε τις διαδρομές (τους δρόμους) που οδηγούν στο κάθε σχολείο.</text:span></text:p>
        </text:list-item>
      </text:list>
      <text:p text:style-name="P4"><text:span text:style-name="T3">Προϋπόθεση για την ορθή λειτουργία του έργου είναι να τηρηθούν συγκεκριμένοι περιορισμοί όσον αφορά στη χρήση των παραπάνω υλικών. Πριν αναλυθούν οι περιορισμοί είναι σημαντικό να γίνει <text:s/>περιγραφή - ανάλυση του </text:span><text:span text:style-name="T7">robot</text:span><text:span text:style-name="T3"> </text:span><text:span text:style-name="T7">Edison</text:span><text:span text:style-name="T3">, των τύπων αισθητήρων του που χρησιμοποιήσαμε και του τρόπου λειτουργίας τους:</text:span></text:p>
      <text:p text:style-name="P4"><text:span text:style-name="T4">Περιγραφή/ανάλυση του </text:span><text:span text:style-name="T8">robot</text:span><text:span text:style-name="T4"> </text:span><text:span text:style-name="T8">Edison</text:span><text:span text:style-name="T4"> και βασικών αισθητήρων - λειτουργιών του:</text:span></text:p>
      <text:p text:style-name="P4"><text:span text:style-name="T3">Κάθε </text:span><text:span text:style-name="T7">robot</text:span><text:span text:style-name="T3"> </text:span><text:span text:style-name="T7">Edison</text:span><text:span text:style-name="T3"> έχει ένα σύνολο διαφορετικών τύπων αισθητήρων. Στο έργο μας αξιοποιήσαμε τις δυνατότητες που απορρέουν από τη χρήση των εξής τύπων αισθητήρων:</text:span></text:p>
      <text:list xml:id="list3140276054295914054" text:style-name="L1">
        <text:list-item>
          <text:p text:style-name="P18">Αισθητήρες ανίχνευσης αντικειμένου/εμποδίου (η λειτουργία τους βασίζεται στη χρήση υπέρυθρων ακτινών).</text:p>
        </text:list-item>
        <text:list-item>
          <text:p text:style-name="P15"><text:span text:style-name="T3">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 (ο αισθητήρας αυτός μπορεί να αναφερθεί και ως αισθητήρας ανίχνευσης γραμμής).</text:span></text:p>
        </text:list-item>
      </text:list>
      <text:p text:style-name="P4"><text:span text:style-name="T5">Σημαντικές πληροφορίες για τους αισθητήρες ανίχνευσης αντικειμένου/εμποδίου</text:span><text:span text:style-name="T3">:</text:span></text:p>
      <text:p text:style-name="P4"><text:span text:style-name="T3">Το μπροστινό τμήμα κάθε </text:span><text:span text:style-name="T7">robot</text:span><text:span text:style-name="T3"> </text:span><text:span text:style-name="T7">Edison</text:span><text:span text:style-name="T3"> έχει αισθητήρες ανίχνευσης αντικειμένων/εμποδίων (υποδεικνύονται από τα βέλη στην εικόνα «</text:span><text:span text:style-name="T4">Φ11</text:span><text:span text:style-name="T3">» του φακέλου ‘hardware design’). <text:s/>Για να λειτουργήσει σωστά η ανίχνευση αντικειμένου από τους αισθητήρες αυτούς πρέπει το αντικείμενο προς ανίχνευση να </text:span><text:soft-page-break/><text:span text:style-name="T3">είναι ανοιχτόχρωμο (κατά προτίμηση λευκού χρώματος) και η επιφάνεια του αντικειμένου να είναι κάθετη προς το μπροστινό τμήμα του </text:span><text:span text:style-name="T7">robot</text:span><text:span text:style-name="T3"> </text:span><text:span text:style-name="T7">Edison</text:span><text:span text:style-name="T3">. (Ο σωστός τρόπος ρίψης ανακυκλώσιμων τεμαχίων φαίνεται στις εικόνες «</text:span><text:span text:style-name="T4">Φ12</text:span><text:span text:style-name="T3">» και «</text:span><text:span text:style-name="T4">Φ13</text:span><text:span text:style-name="T3">» του φακέλου ‘hardware design’. Λανθασμένοι τρόποι ρίψης φαίνονται στις εικόνες «</text:span><text:span text:style-name="T4">Φ14</text:span><text:span text:style-name="T3">» και «</text:span><text:span text:style-name="T4">Φ15</text:span><text:span text:style-name="T3">» του φακέλου ‘hardware design’).</text:span></text:p>
      <text:p text:style-name="P4"><text:span text:style-name="T5">Σημαντικές πληροφορίες για τον αισθητήρα ανίχνευσης του είδους της επιφάνειας επάνω στην οποία βρίσκεται/κινείται το </text:span><text:span text:style-name="T9">robot</text:span><text:span text:style-name="T3">:</text:span></text:p>
      <text:p text:style-name="P4"><text:span text:style-name="T3">Ο αισθητήρας ανίχνευσης του είδους της επιφάνειας επάνω στην οποία βρίσκεται/κινείται το </text:span><text:span text:style-name="T7">robot</text:span><text:span text:style-name="T3">, βρίσκεται στο μπροστινό μέρος της κάτω πλευράς του </text:span><text:span text:style-name="T7">robot</text:span><text:span text:style-name="T3"> </text:span><text:span text:style-name="T7">Edison</text:span><text:span text:style-name="T3"> (εικόνα «</text:span><text:span text:style-name="T4">Φ16</text:span><text:span text:style-name="T3">» του φακέλου ‘hardware design’). Σκοπός του αισθητήρα αυτού είναι να ανιχνεύει κατά πόσο το </text:span><text:span text:style-name="T7">robot</text:span><text:span text:style-name="T3"> </text:span><text:span text:style-name="T7">Edison</text:span><text:span text:style-name="T3"> βρίσκεται/κινείται σε ανοιχτόχρωμη ή σκουρόχρωμη επιφάνεια. Για να λειτουργήσει σωστά ο αισθητήρας αυτός, πρέπει:</text:span></text:p>
      <text:list xml:id="list7587762333690215850" text:style-name="L2">
        <text:list-item>
          <text:p text:style-name="P19">Η επιφάνεια προς ανίχνευση (είτε είναι ανοιχτόχρωμη είτε είναι σκουρόχρωμη) να ΜΗΝ είναι γυαλιστερή.</text:p>
        </text:list-item>
        <text:list-item>
          <text:p text:style-name="P16"><text:span text:style-name="T3">Η επιφάνεια προς ανίχνευση (είτε είναι ανοιχτόχρωμη είτε είναι σκουρόχρωμη) να ΜΗΝ είναι εξαιρετικά μικρού εμβαδού. [Για παράδειγμα, αν σχεδιάσουμε μια μαύρη γραμμή η οποία είναι πολύ στενή, επάνω σε ανοιχτόχρωμη επιφάνεια, τότε το </text:span><text:span text:style-name="T7">robot</text:span><text:span text:style-name="T3"> </text:span><text:span text:style-name="T7">Edison</text:span><text:span text:style-name="T3">, κινούμενο στην ανοιχτόχρωμη επιφάνεια όταν φτάσει στη μαύρη γραμμή, ΔΕΝ θα προλάβει να την ανιχνεύσει αλλά θα περάσει από <text:s/>επάνω της και θα την προσπεράσει].</text:span></text:p>
        </text:list-item>
        <text:list-item>
          <text:p text:style-name="P16"><text:span text:style-name="T3">Η έναρξη λειτουργίας του αισθητήρα αυτού πρέπει να γίνει με το </text:span><text:span text:style-name="T7">robot</text:span><text:span text:style-name="T3"> </text:span><text:span text:style-name="T7">Edison</text:span><text:span text:style-name="T3"> τοποθετημένο σε ΑΝΟΙΧΤΟΧΡΩΜΗ επιφάνεια αρχικά.</text:span></text:p>
        </text:list-item>
      </text:list>
      <text:p text:style-name="P4"><text:span text:style-name="T12">Εφόσον έγινε η περιγραφή - ανάλυση του </text:span><text:span text:style-name="T10">robot</text:span><text:span text:style-name="T12"> </text:span><text:span text:style-name="T10">Edison</text:span><text:span text:style-name="T12">, των τύπων αισθητήρων του που χρησιμοποιήσαμε και του τρόπου λειτουργίας τους, παρακάτω αναλύονται οι περιορισμοί στον τρόπο που θα τοποθετήσουμε/χρησιμοποιήσουμε τα υλικά του έργου μας και </text:span><text:span text:style-name="T13">απορρέουν – προκύπτουν από την παραπάνω ανάλυση</text:span><text:span text:style-name="T12">.</text:span></text:p>
      <text:p text:style-name="P5"/>
      <text:p text:style-name="P4"><text:span text:style-name="T6">ΕΝΟΤΗΤΑ 2</text:span><text:span text:style-name="T5">:</text:span></text:p>
      <text:p text:style-name="P6">Προϋποθέσεις – περιορισμοί που πρέπει να τηρηθούν για την ορθή λειτουργία του έργου:</text:p>
      <text:list xml:id="list8208644671462139788" text:style-name="WWNum10">
        <text:list-item>
          <text:p text:style-name="P17"><text:span text:style-name="T3">Η </text:span><text:span text:style-name="T5">επιφάνεια</text:span><text:span text:style-name="T3"> επάνω στην οποία τοποθετούνται όλα τα μέρη/υλικά (σχολεία, δρόμοι κ.τ.λ.) του έργου μας και γίνεται η εκτέλεσή του:</text:span></text:p>
          <text:list>
            <text:list-item>
              <text:p text:style-name="P17"><text:span text:style-name="T5">Πρέπει να είναι ανοιχτού χρώματος</text:span><text:span text:style-name="T3"> (ώστε να δημιουργείται έντονη αντίθεση μεταξύ αυτής και των δρόμων οι οποίοι υλοποιούνται με μαύρη μονωτική ταινία. Σκοπός της έντονης αντίθεσης είναι να λειτουργήσει σωστά ο 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text:span></text:p>
            </text:list-item>
            <text:list-item>
              <text:p text:style-name="P17"><text:span text:style-name="T5">ΔΕΝ πρέπει να είναι γυαλιστερή</text:span><text:span text:style-name="T3"> (ώστε να λειτουργήσει σωστά ο 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text:span></text:p>
            </text:list-item>
          </text:list>
        </text:list-item>
        <text:list-item>
          <text:p text:style-name="P17"><text:soft-page-break/><text:span text:style-name="T3">Τα </text:span><text:span text:style-name="T5">χαρτάκια</text:span><text:span text:style-name="T3"> που αντιπροσωπεύουν τα ανακυκλώσιμα υλικά </text:span><text:span text:style-name="T5">πρέπει να είναι ανοιχτόχρωμα</text:span><text:span text:style-name="T3"> ούτως ώστε να είναι εύκολα ανιχνεύσιμα από τους αισθητήρες ανίχνευσης αντικειμένων/εμποδίων των </text:span><text:span text:style-name="T7">Edison</text:span><text:span text:style-name="T3">_μετρητών. (Στο έργο μας χρησιμοποιήσαμε λευκά τετράγωνα χαρτάκια).</text:span></text:p>
        </text:list-item>
        <text:list-item>
          <text:p text:style-name="P17"><text:span text:style-name="T3">Κάθε </text:span><text:span text:style-name="T5">ζωγραφιά</text:span><text:span text:style-name="T3"> η οποία είναι κολλημένη σε κουτί παπουτσιών και </text:span><text:span text:style-name="T5">απεικονίζει ένα σχολείο</text:span><text:span text:style-name="T3">, </text:span><text:span text:style-name="T5">πρέπει να έχει μεγάλο ποσοστό λευκού χρώματος στο περιεχόμενο της</text:span><text:span text:style-name="T3"> ούτως ώστε να είναι εύκολα ανιχνεύσιμη από τους αισθητήρες ανίχνευσης αντικειμένων/εμποδίων του </text:span><text:span text:style-name="T7">Edison</text:span><text:span text:style-name="T3">_διοργανωτή.</text:span></text:p>
        </text:list-item>
        <text:list-item>
          <text:p text:style-name="P17"><text:span text:style-name="T3">Η </text:span><text:span text:style-name="T5">μονωτική ταινία</text:span><text:span text:style-name="T3"> που χρησιμοποιείται για την υλοποίηση των δρόμων, </text:span><text:span text:style-name="T5">πρέπει να έχει πλάτος/πάχος τουλάχιστον 1,5 εκατοστών</text:span><text:span text:style-name="T3">. Αυτό είναι απαραίτητο ώστε να μπορεί ο αισθητήρας ανίχνευσης του είδους της επιφάνειας, επάνω στην οποία βρίσκεται/κινείται το </text:span><text:span text:style-name="T7">robot</text:span><text:span text:style-name="T3"> </text:span><text:span text:style-name="T7">Edison</text:span><text:span text:style-name="T3">, να την ανιχνεύσει. (Στο έργο μας χρησιμοποιήσαμε μονωτική ταινία πάχους 1,8 εκατοστών ακριβώς).</text:span></text:p>
        </text:list-item>
        <text:list-item>
          <text:p text:style-name="P17"><text:span text:style-name="T5">Οι δρόμοι</text:span><text:span text:style-name="T3">, οι οποίοι οδηγούν ο καθένας σε διαφορετικό σχολείο </text:span><text:span text:style-name="T5">ΔΕΝ πρέπει να τέμνονται</text:span><text:span text:style-name="T3"> σε κανένα σημείο. Επίσης </text:span><text:span text:style-name="T5">ΔΕΝ πρέπει να βρίσκονται υπερβολικά κοντά ο ένας με τον άλλον</text:span><text:span text:style-name="T3">. Τα παραπάνω είναι απαραίτητα, επειδή, αν δεν τηρηθούν, τότε το </text:span><text:span text:style-name="T7">robot</text:span><text:span text:style-name="T3"> </text:span><text:span text:style-name="T7">Edison</text:span><text:span text:style-name="T3">_διοργανωτής, ενώ κινείται στον σωστό δρόμο με σκοπό να καταλήξει στο σχολείο νικητή, μπορεί να μπερδέψει τους δρόμους (μαύρες γραμμές) και να μεταπηδήσει στον λανθασμένο δρόμο ο οποίος καταλήγει στο άλλο σχολείο (δείτε το βίντεο </text:span><text:span text:style-name="T4">Β1 </text:span><text:span text:style-name="T14">το οποίο βρίσκεται στη διεύθυνση </text:span><text:a xlink:type="simple" xlink:href="https://bit.ly/2YTNFBi" text:style-name="Internet_20_link" text:visited-style-name="Visited_20_Internet_20_Link">https://bit.ly/2YTNFBi</text:a><text:span text:style-name="T14"> </text:span><text:span text:style-name="T3">).</text:span></text:p>
        </text:list-item>
        <text:list-item>
          <text:p text:style-name="P17"><text:span text:style-name="T5">Στην αφετηρία τους οι δρόμοι πρέπει να είναι παράλληλοι</text:span><text:span text:style-name="T3"> (ή σχεδόν παράλληλοι) </text:span><text:span text:style-name="T5">και να απέχουν</text:span><text:span text:style-name="T3"> μεταξύ τους </text:span><text:span text:style-name="T5">τουλάχιστον 12 εκατοστά</text:span><text:span text:style-name="T3">. Αυτό είναι απαραίτητο ώστε ο διοργανωτής, αφού επιλέξει τον σωστό δρόμο και αρχίσει να κινείται σε αυτόν, να ΜΗΝ καταλήξει σε λανθασμένο δρόμο (δείτε <text:s/>το βίντεο </text:span><text:span text:style-name="T4">Β2 </text:span><text:span text:style-name="T14">το οποίο βρίσκεται στη διεύθυνση </text:span><text:a xlink:type="simple" xlink:href="https://bit.ly/2uQ94NS" text:style-name="Internet_20_link" text:visited-style-name="Visited_20_Internet_20_Link">https://bit.ly/2uQ94NS</text:a><text:span text:style-name="T14"> </text:span><text:span text:style-name="T3">). </text:span><text:span text:style-name="T5">ΤΟΝΙΖΕΤΑΙ</text:span><text:span text:style-name="T3"> ότι ο παραπάνω περιορισμός των παράλληλων δρόμων και της απόστασης τουλάχιστον 12 εκατοστών, ισχύει ΜΟΝΟ για την αφετηρία των δρόμων και όχι για την υπόλοιπη διαδρομή τους. Σε όλη την υπόλοιπη διαδρομή τους, οι δρόμοι, μπορεί να έχουν οποιοδήποτε σκαρίφημα και απόσταση, αρκεί να ΜΗΝ τέμνονται και να ΜΗΝ είναι υπερβολικά κοντά ο ένας με τον άλλον (όπως έχει ήδη αναφερθεί πιο πάνω).</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l" fo:country="G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language-asian="el" style:country-asian="GR" style:font-name-complex="Tahoma1" style:font-size-complex="8pt"/>
    </style:style>
    <style:style style:name="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Default_20_Paragraph_20_Font" style:display-name="Default Paragraph Font" style:family="text"/>
    <style:style style:name="Κείμενο_20_πλαισίου_20_Char" style:display-name="Κείμενο πλαισίου Char" style:family="text" style:parent-style-name="Default_20_Paragraph_20_Font">
      <style:text-properties style:font-name="Tahoma" fo:font-size="8pt" style:font-size-asian="8pt" style:language-asian="el" style:country-asian="GR" style:font-name-complex="Tahoma1"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3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1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5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2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9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61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3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Σελίδα <text:page-number text:select-page="current">3</text:page-number> από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Βασίλης</meta:initial-creator>
    <dc:creator>Βασίλειος Λαδάς</dc:creator>
    <meta:editing-cycles>40</meta:editing-cycles>
    <meta:creation-date>2019-01-27T17:21:00</meta:creation-date>
    <dc:date>2019-04-06T18:51:13.63</dc:date>
    <meta:editing-duration>PT20M54S</meta:editing-duration>
    <meta:generator>OpenOffice/4.1.5$Win32 OpenOffice.org_project/415m1$Build-9789</meta:generator>
    <meta:document-statistic meta:table-count="0" meta:image-count="0" meta:object-count="0" meta:page-count="4" meta:paragraph-count="39" meta:word-count="1480" meta:character-count="1008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